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94093" officeooo:paragraph-rsid="00294093"/>
    </style:style>
    <style:style style:name="P2" style:family="paragraph" style:parent-style-name="Standard">
      <style:text-properties style:font-name="Linux Libertine O" officeooo:rsid="00294093" officeooo:paragraph-rsid="002cf708"/>
    </style:style>
    <style:style style:name="P3" style:family="paragraph" style:parent-style-name="Standard">
      <style:text-properties style:font-name="Linux Libertine O" officeooo:rsid="0032164f" officeooo:paragraph-rsid="0032164f"/>
    </style:style>
    <style:style style:name="P4" style:family="paragraph" style:parent-style-name="Standard">
      <style:text-properties style:font-name="Linux Libertine O" officeooo:rsid="00326b88" officeooo:paragraph-rsid="00326b88"/>
    </style:style>
    <style:style style:name="P5" style:family="paragraph" style:parent-style-name="Standard">
      <style:text-properties style:font-name="Linux Libertine O" officeooo:rsid="002cf708" officeooo:paragraph-rsid="002cf708"/>
    </style:style>
    <style:style style:name="P6" style:family="paragraph" style:parent-style-name="Standard">
      <style:text-properties officeooo:paragraph-rsid="0032164f"/>
    </style:style>
    <style:style style:name="P7" style:family="paragraph" style:parent-style-name="Standard">
      <style:text-properties officeooo:paragraph-rsid="00326b88"/>
    </style:style>
    <style:style style:name="P8" style:family="paragraph" style:parent-style-name="Heading">
      <style:text-properties style:font-name="Linux Libertine O" officeooo:rsid="0032164f" officeooo:paragraph-rsid="00326b88"/>
    </style:style>
    <style:style style:name="P9" style:family="paragraph" style:parent-style-name="Standard">
      <style:text-properties style:font-name="Linux Libertine O" officeooo:rsid="00315154"/>
    </style:style>
    <style:style style:name="P10" style:family="paragraph" style:parent-style-name="Standard">
      <style:text-properties style:font-name="Linux Libertine O" officeooo:rsid="00315154" officeooo:paragraph-rsid="00315154"/>
    </style:style>
    <style:style style:name="P11" style:family="paragraph" style:parent-style-name="Standard">
      <style:text-properties style:font-name="Linux Libertine O" officeooo:rsid="0032164f" officeooo:paragraph-rsid="0032164f"/>
    </style:style>
    <style:style style:name="P12" style:family="paragraph" style:parent-style-name="Standard">
      <style:text-properties style:font-name="Linux Libertine O" officeooo:rsid="00326b88" officeooo:paragraph-rsid="00326b88"/>
    </style:style>
    <style:style style:name="P13" style:family="paragraph" style:parent-style-name="Standard">
      <style:text-properties style:font-name="Linux Libertine O" officeooo:rsid="0033d02d" officeooo:paragraph-rsid="00326b88"/>
    </style:style>
    <style:style style:name="P14" style:family="paragraph" style:parent-style-name="Standard">
      <style:text-properties style:font-name="Linux Libertine O" officeooo:rsid="0033d02d" officeooo:paragraph-rsid="0033d02d"/>
    </style:style>
    <style:style style:name="T1" style:family="text">
      <style:text-properties fo:color="#3465a4" style:font-name="Linux Libertine O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2" style:family="text">
      <style:text-properties fo:color="#3465a4" style:font-name="Linux Libertine O" fo:font-size="14pt" fo:font-weight="bold" officeooo:rsid="00315154" style:font-name-asian="Noto Sans CJK SC Regular" style:font-size-asian="14pt" style:font-weight-asian="bold" style:font-name-complex="FreeSans" style:font-size-complex="14pt" style:font-weight-complex="bold"/>
    </style:style>
    <style:style style:name="T3" style:family="text">
      <style:text-properties fo:color="#3465a4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4" style:family="text">
      <style:text-properties fo:color="#3465a4" fo:font-size="14pt" fo:font-weight="bold" officeooo:rsid="00326b88" style:font-name-asian="Noto Sans CJK SC Regular" style:font-size-asian="14pt" style:font-weight-asian="bold" style:font-name-complex="FreeSans" style:font-size-complex="14pt" style:font-weight-complex="bold"/>
    </style:style>
    <style:style style:name="T5" style:family="text">
      <style:text-properties style:font-name="Linux Libertine O" officeooo:rsid="0032164f"/>
    </style:style>
    <style:style style:name="T6" style:family="text">
      <style:text-properties style:font-name="Linux Libertine O" officeooo:rsid="00326b88"/>
    </style:style>
    <style:style style:name="T7" style:family="text">
      <style:text-properties style:font-name="Linux Libertine O" officeooo:rsid="0033d02d"/>
    </style:style>
    <style:style style:name="T8" style:family="text">
      <style:text-properties style:font-name="Linux Libertine O" officeooo:rsid="00315154"/>
    </style:style>
    <style:style style:name="T9" style:family="text">
      <style:text-properties fo:color="#004586" style:font-name="Linux Libertine O" fo:font-size="18.2000007629395pt" style:font-size-asian="18.2000007629395pt" style:font-size-complex="18.2000007629395pt" style:font-weight-complex="600"/>
    </style:style>
    <style:style style:name="T10" style:family="text">
      <style:text-properties fo:color="#004586" style:font-name="Linux Libertine O" fo:font-size="18.2000007629395pt" officeooo:rsid="0030f29f" style:font-size-asian="18.2000007629395pt" style:font-size-complex="18.2000007629395pt" style:font-weight-complex="600"/>
    </style:style>
    <style:style style:name="T11" style:family="text">
      <style:text-properties fo:color="#004586" style:font-name="Linux Libertine O" fo:font-size="18.2000007629395pt" fo:font-weight="bold" officeooo:rsid="0030f29f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2" style:family="text">
      <style:text-properties fo:color="#004586" style:font-name="Linux Libertine O" fo:font-size="18.2000007629395pt" fo:font-weight="bold" officeooo:rsid="00315154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3" style:family="text">
      <style:text-properties officeooo:rsid="002b9204"/>
    </style:style>
    <style:style style:name="T14" style:family="text">
      <style:text-properties officeooo:rsid="002cf708"/>
    </style:style>
    <style:style style:name="T15" style:family="text">
      <style:text-properties officeooo:rsid="0033d02d"/>
    </style:style>
    <style:style style:name="T16" style:family="text">
      <style:text-properties officeooo:rsid="0033d95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1">Fried rice</text:span><text:span text:style-name="T9"> (</text:span><text:span text:style-name="T10">3-4</text:span><text:span text:style-name="T9"> portions; </text:span><text:span text:style-name="T12">30 min</text:span><text:span text:style-name="T9">)</text:span></text:h>
      <text:p text:style-name="Standard"><text:span text:style-name="T8">Works best in a large wok. </text:span><text:span text:style-name="T6">Put the rice on before you start the rest of the process.</text:span></text:p>
      <text:p text:style-name="P9"/>
      <text:p text:style-name="Heading"><text:span text:style-name="T1">For the </text:span><text:span text:style-name="T2">omm</text:span></text:p>
      <text:p text:style-name="P10">3 medium eggs</text:p>
      <text:p text:style-name="P3">ground black pepper</text:p>
      <text:p text:style-name="P3">vegetable oil</text:p>
      <text:p text:style-name="P3"/>
      <text:p text:style-name="P3"/>
      <text:p text:style-name="P3">Crack the eggs into a bowl, add black pepper to taste, and about 2 tablespoons of cold water.</text:p>
      <text:p text:style-name="P3"/>
      <text:p text:style-name="P3">Heat the wok on high and add vegetable oil. Whisk the eggs while the oil heats and pour them in.</text:p>
      <text:p text:style-name="P3"/>
      <text:p text:style-name="P6"><text:span text:style-name="T5">Once it’s mostly cooked, turn it over. When both sides are done, use the </text:span><text:span text:style-name="T6">frying spatula thing to roughly slice it into strips, and then across the strips into chunks. Tip into a bowl for later.</text:span></text:p>
      <text:p text:style-name="P3"/>
      <text:p text:style-name="P8"><text:span text:style-name="T3">For the </text:span><text:span text:style-name="T4">rice</text:span></text:p>
      <text:p text:style-name="P4">sesame oil</text:p>
      <text:p text:style-name="P4">vegetable oil</text:p>
      <text:p text:style-name="P4"/>
      <text:p text:style-name="P1"><text:span text:style-name="T14">1</text:span> red onion</text:p>
      <text:p text:style-name="P1"><text:span text:style-name="T13">3 cloves</text:span> garlic</text:p>
      <text:p text:style-name="P3">large chunk of ginger (about the same volume as garlic)</text:p>
      <text:p text:style-name="P4">pinch of chilli flakes (optional)</text:p>
      <text:p text:style-name="P4">noodle flavouring (optional, e.g. from instant noodles)</text:p>
      <text:p text:style-name="P4"/>
      <text:p text:style-name="P4">3 frankfurters</text:p>
      <text:p text:style-name="P4">500g frozen mixed vegetables (e.g. <text:span text:style-name="T15">S</text:span>ainsbury ‘vegetable medley’)</text:p>
      <text:p text:style-name="P4">small handful of cashew nuts (optional)</text:p>
      <text:p text:style-name="P2"/>
      <text:p text:style-name="P4">2 cups cooked jasmine rice</text:p>
      <text:p text:style-name="P4">dark soy sauce</text:p>
      <text:p text:style-name="P4"/>
      <text:p text:style-name="P5"/>
      <text:p text:style-name="P4">Chop the garlic and ginger fairly finely, and chop the red onion into large chunks. <text:span text:style-name="T15">Slice the frankfurters at an angle (so the pieces have a larger surface area to cook).</text:span></text:p>
      <text:p text:style-name="P4"/>
      <text:p text:style-name="P7"><text:span text:style-name="T6">Heat (high) about 2 tbsp of sesame oil and 2 tbsp of vegetable oil in the wok. Add the chilli flakes and fry for a few seconds, followed by the garlic, ginger, and onion. </text:span><text:span text:style-name="T7">Fry for a minute or so, stirring and breaking up any clumps of onion. </text:span><text:span text:style-name="T6">Add frankfurters and fry </text:span><text:span text:style-name="T7">for</text:span><text:span text:style-name="T6"> a</text:span><text:span text:style-name="T7">nother</text:span><text:span text:style-name="T6"> minute.</text:span></text:p>
      <text:p text:style-name="P4"/>
      <text:p text:style-name="P7"><text:span text:style-name="T6">Add the mixed vegetables and noodle flavouring, stir through, and spread the mixture along the sides of the wok to cook more quickly. </text:span><text:span text:style-name="T7">Fry for about 3 minutes or until it seems hot throughout, mixing and respreading the mixture occasionally.</text:span></text:p>
      <text:p text:style-name="P13"/>
      <text:p text:style-name="P14">Tip the rice into the pan. Before mixing it in, drizzle 2 tbsp sesame oil and 2 tbsp dark soy sauce over it (or quantities to taste).</text:p>
      <text:p text:style-name="P14">Add the previously-cooked om<text:span text:style-name="T16">e</text:span>lette back in and the cashews, and give it a final mix. Add more sesame oil if it start sticking as you stir. Serve immediately.</text:p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1-09-10T22:07:44.255167659</dc:date>
    <meta:editing-duration>PT1H10M16S</meta:editing-duration>
    <meta:editing-cycles>26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349" meta:character-count="1901" meta:non-whitespace-character-count="1579"/>
  </office:meta>
</office:document-meta>
</file>